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OO framework</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JavaScript is not really object oriented.</text:p>
              </text:list-item>
              <text:list-item>
                <text:p>It is more accurate to say that JavaScript has the infrastructure that allows one to write object oriented code on top of it.</text:p>
              </text:list-item>
              <text:list-item>
                <text:p>This is not enough for a framework like ExtJs.</text:p>
              </text:list-item>
              <text:list-item>
                <text:p>ExtJs needs an OO framework for a variety of reason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First, internally ExtJs needs a framework on which to build it's own widget framework and other infrastructure which is also object oriented.</text:p>
              </text:list-item>
              <text:list-item>
                <text:p>Second, ExtJs wants you to be able to create subclasses from ExtJs classes and customize them to your needs. So you need this framework as well.</text:p>
              </text:list-item>
              <text:list-item>
                <text:p>Third, you may want to write object oriented code that has nothing or little to do with ExtJs and ExtJs want to supply you with the infrastructure to do it with. </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should the framework do?</text:p>
          </draw:text-box>
        </draw:frame>
        <draw:frame presentation:style-name="pr4" draw:layer="layout" svg:width="24.639cm" svg:height="12.178cm" svg:x="1.4cm" svg:y="4.914cm" presentation:class="outline">
          <draw:text-box>
            <text:list text:style-name="L2">
              <text:list-item>
                <text:p>It should make it easy to create classes.</text:p>
              </text:list-item>
              <text:list-item>
                <text:p>It should make it easy to do multiple inheritance (that is, if you want multiple inheritance).</text:p>
              </text:list-item>
              <text:list-item>
                <text:p>It should make maintaining the code easy by less hard coding.</text:p>
              </text:list-item>
              <text:list-item>
                <text:p>It should “do the right thing” ™ as far as <text:span text:style-name="T1">prototype, instanceof</text:span> and other various JavaScript mechanisms are concerned.</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is not the only one...</text:p>
          </draw:text-box>
        </draw:frame>
        <draw:frame presentation:style-name="pr4" draw:layer="layout" svg:width="24.639cm" svg:height="12.178cm" svg:x="1.4cm" svg:y="4.914cm" presentation:class="outline">
          <draw:text-box>
            <text:list text:style-name="L2">
              <text:list-item>
                <text:p>ExtJs is not the first framework and probably not the last to provide an OO framework.</text:p>
              </text:list-item>
              <text:list-item>
                <text:p>JqueryUI, prototype, DOJO and YUI are also notable for an OO framework and they all provide similar features.</text:p>
              </text:list-item>
              <text:list-item>
                <text:p>You could say that all these frameworks are compensating for lacking features in the JavaScript languag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2" draw:layer="layout" svg:width="25.199cm" svg:height="3.506cm" svg:x="1.4cm" svg:y="0.837cm" presentation:class="title">
          <draw:text-box>
            <text:p><text:span text:style-name="T1">Ext.extend</text:span></text:p>
          </draw:text-box>
        </draw:frame>
        <draw:frame presentation:style-name="pr7" draw:layer="layout" svg:width="24.639cm" svg:height="12.179cm" svg:x="1.4cm" svg:y="4.914cm" presentation:class="outline">
          <draw:text-box>
            <text:list text:style-name="L2">
              <text:list-item>
                <text:p>Is the old (3.x) mechanism for defining classes.</text:p>
              </text:list-item>
              <text:list-item>
                <text:p>It is now deprecated in favor of <text:span text:style-name="T1">Ext.define.</text:span></text:p>
              </text:list-item>
              <text:list-item>
                <text:p><text:span text:style-name="T2">It is still supported.</text:span></text:p>
              </text:list-item>
              <text:list-item>
                <text:p><text:span text:style-name="T2">I'm going to focus on the new (4.x) </text:span><text:span text:style-name="T1">Ext.define.</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text:span></text:p>
          </draw:text-box>
        </draw:frame>
        <draw:frame presentation:style-name="pr4" draw:layer="layout" svg:width="24.639cm" svg:height="12.178cm" svg:x="1.4cm" svg:y="4.914cm" presentation:class="outline">
          <draw:text-box>
            <text:list text:style-name="L2">
              <text:list-item>
                <text:p>Allows you to define a new class.</text:p>
              </text:list-item>
              <text:list-item>
                <text:p>The basic syntax is:</text:p>
                <text:p><text:span text:style-name="T1">Ext.define(className, properties);</text:span></text:p>
              </text:list-item>
              <text:list-item>
                <text:p><text:span text:style-name="T2">No need to </text:span><text:span text:style-name="T1">Ext.require</text:span><text:span text:style-name="T2"> anything for it, it is part of the core of ExtJs.</text:span></text:p>
              </text:list-item>
              <text:list-item>
                <text:p><text:span text:style-name="T2">Class name is the full class name including package name.</text:span></text:p>
              </text:list-item>
              <text:list-item>
                <text:p><text:span text:style-name="T2">See example (</text:span><text:span text:style-name="T1">define_simple.html</text:span><text:span text:style-name="T2">).</text:span></text:p>
                <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Any data member passed to Ext.define becomes a member of your class.</text:p>
              </text:list-item>
              <text:list-item>
                <text:p>Any function member passed to Ext.define becomes a method of your class.</text:p>
              </text:list-item>
              <text:list-item>
                <text:p>Inside methods you may refer to <text:span text:style-name="T1">this</text:span> for the current instance.</text:p>
              </text:list-item>
              <text:list-item>
                <text:p>It is customary to <text:span text:style-name="T1">return this</text:span> from methods that don't have a special return value so the user could chain method calls.</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text:span text:style-name="T1">Ext.define</text:span> defines a constructor for the class that you pass.</text:p>
              </text:list-item>
              <text:list-item>
                <text:p>It also makes the <text:span text:style-name="T1">instanceof</text:span> operator work correctly.</text:p>
              </text:list-item>
              <text:list-item>
                <text:p>Your class will be derived from <text:span text:style-name="T1">Ext.Base</text:span> which is the parent of all Ext classes (unless you state otherwise).</text:p>
              </text:list-item>
              <text:list-item>
                <text:p>You can add your own constructor if you supply a <text:span text:style-name="T1">constructor</text:span> property.</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You can add your own constructor if you supply a <text:span text:style-name="T1">constructor</text:span> property.</text:p>
              </text:list-item>
              <text:list-item>
                <text:p>If you don't supply it you will get a default empty one.</text:p>
              </text:list-item>
              <text:list-item>
                <text:p>This means that you cannot call any method or property by the name <text:span text:style-name="T1">constructor</text:span>...</text:p>
              </text:list-item>
              <text:list-item>
                <text:p>Constructor implicitly returns <text:span text:style-name="T1">this </text:span><text:span text:style-name="T2">so returning </text:span><text:span text:style-name="T1">this </text:span><text:span text:style-name="T2">at the end of the constructor is redundant.</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Constructor implicitly returns <text:span text:style-name="T1">this </text:span><text:span text:style-name="T2">so returning </text:span><text:span text:style-name="T1">this </text:span><text:span text:style-name="T2">at the end of the constructor is redundant.</text:span></text:p>
              </text:list-item>
              <text:list-item>
                <text:p>If you want to break out early from the constructor you will need to <text:span text:style-name="T1">return this</text:span>.</text:p>
              </text:list-item>
              <text:list-item>
                <text:p>Returning anything but <text:span text:style-name="T1">this</text:span> will cause you grief but sometimes has weird uses by expert developers.</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text:span><text:span text:style-name="T2">properties</text:span></text:p>
          </draw:text-box>
        </draw:frame>
        <draw:frame presentation:style-name="pr4" draw:layer="layout" svg:width="24.639cm" svg:height="12.178cm" svg:x="1.4cm" svg:y="4.914cm" presentation:class="outline">
          <draw:text-box>
            <text:list text:style-name="L2">
              <text:list-item>
                <text:p>If you pass properties in object passed to <text:span text:style-name="T1">Ext.define </text:span><text:span text:style-name="T2">then those will be separate in every object if they are primitive or will be shared if they are object.</text:span></text:p>
              </text:list-item>
              <text:list-item>
                <text:p><text:span text:style-name="T2">If you are unhappy with that then create a real constructor (that is the preferred option anyway).</text:span></text:p>
              </text:list-item>
              <text:list-item>
                <text:p><text:span text:style-name="T2">Maybe you are happy with that because you want to share data between instances.</text:span></text:p>
              </text:list-item>
              <text:list-item>
                <text:p><text:span text:style-name="T2">See example (</text:span><text:span text:style-name="T1">define_properties.html</text:span><text:span text:style-name="T2">). </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statics</text:span></text:p>
          </draw:text-box>
        </draw:frame>
        <draw:frame presentation:style-name="pr4" draw:layer="layout" svg:width="24.639cm" svg:height="12.178cm" svg:x="1.4cm" svg:y="4.914cm" presentation:class="outline">
          <draw:text-box>
            <text:list text:style-name="L2">
              <text:list-item>
                <text:p>Adding a <text:span text:style-name="T1">statics</text:span> property to the object passed to <text:span text:style-name="T1">Ext.define</text:span> will create static members/functions.</text:p>
              </text:list-item>
              <text:list-item>
                <text:p>Access is though the class/constructor.</text:p>
              </text:list-item>
              <text:list-item>
                <text:p>You cannot access static properties through the instances (only through class/constructor).</text:p>
              </text:list-item>
              <text:list-item>
                <text:p>If adding static methods then inside those methods <text:span text:style-name="T1">this </text:span><text:span text:style-name="T2">refers to the class and could be used to construct instances (factory pattern) or access other static data.</text:span></text:p>
              </text:list-item>
              <text:list-item>
                <text:p>See example (<text:span text:style-name="T1">define_statics.html</text:span>).</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define - extend</text:span></text:p>
          </draw:text-box>
        </draw:frame>
        <draw:frame presentation:style-name="pr7" draw:layer="layout" svg:width="24.639cm" svg:height="12.179cm" svg:x="1.4cm" svg:y="4.914cm" presentation:class="outline">
          <draw:text-box>
            <text:list text:style-name="L2">
              <text:list-item>
                <text:p>The <text:span text:style-name="T1">extend</text:span> is used to derive a subclass.</text:p>
              </text:list-item>
              <text:list-item>
                <text:p>ExtJs will do all the prototype magic for you.</text:p>
              </text:list-item>
              <text:list-item>
                <text:p><text:span text:style-name="T1">instanceof</text:span> will work as expected.</text:p>
              </text:list-item>
              <text:list-item>
                <text:p>See example (<text:span text:style-name="T1">define_extend.html</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Ext.define</text:span> – calling the parent</text:p>
          </draw:text-box>
        </draw:frame>
        <draw:frame presentation:style-name="pr7" draw:layer="layout" svg:width="24.639cm" svg:height="15.66cm" svg:x="1.4cm" svg:y="4.914cm" presentation:class="outline" presentation:user-transformed="true">
          <draw:text-box>
            <text:list text:style-name="L2">
              <text:list-item>
                <text:p>If you extend a class you will need to call your parent (constructor is most obvious but other times too).</text:p>
              </text:list-item>
              <text:list-item>
                <text:p>The syntax is</text:p>
                <text:p><text:span text:style-name="T1">this.callParent(arguments array);</text:span></text:p>
              </text:list-item>
              <text:list-item>
                <text:p><text:span text:style-name="T2">If your arguments are just like your parents you can just say:</text:span></text:p>
                <text:p><text:span text:style-name="T2">this.callParent(arguments);</text:span></text:p>
              </text:list-item>
              <text:list-item>
                <text:p><text:span text:style-name="T2">Works for both constructor and regular method. ExtJs knows the method to call. Don't worry about it.</text:span></text:p>
                <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define - override</text:span></text:p>
          </draw:text-box>
        </draw:frame>
        <draw:frame presentation:style-name="pr7" draw:layer="layout" svg:width="24.639cm" svg:height="15.66cm" svg:x="1.4cm" svg:y="4.914cm" presentation:class="outline" presentation:user-transformed="true">
          <draw:text-box>
            <text:list text:style-name="L2">
              <text:list-item>
                <text:p>You can use <text:span text:style-name="T1">Ext.define</text:span> to change the behavior of classes, even ones that you did not write.</text:p>
              </text:list-item>
              <text:list-item>
                <text:p>Attach an <text:span text:style-name="T1">override </text:span><text:span text:style-name="T2">attribute to Ext.define instead of extend. The class you specify will be modified according to your specification.</text:span></text:p>
              </text:list-item>
              <text:list-item>
                <text:p><text:span text:style-name="T2">You can use this technique to change the behavior of existing ExtJs widgets.</text:span></text:p>
              </text:list-item>
              <text:list-item>
                <text:p><text:span text:style-name="T2">See example (</text:span><text:span text:style-name="T1">define_override.html</text:span><text:span text:style-name="T2">).</text:span></text:p>
              </text:list-item>
              <text:list-item>
                <text:p><text:span text:style-name="T2">See example (</text:span><text:span text:style-name="T1">define_override_button.html</text:span><text:span text:style-name="T2">).</text:span></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2"><text:span text:style-name="T1">Ext.define - config</text:span></text:p>
          </draw:text-box>
        </draw:frame>
        <draw:frame presentation:style-name="pr7" draw:layer="layout" svg:width="24.639cm" svg:height="12.179cm" svg:x="1.4cm" svg:y="4.914cm" presentation:class="outline">
          <draw:text-box>
            <text:list text:style-name="L2">
              <text:list-item>
                <text:p>Are you tired of writing getters and setters?</text:p>
              </text:list-item>
              <text:list-item>
                <text:p>Pass a <text:span text:style-name="T1">config </text:span><text:span text:style-name="T2">attribute to </text:span><text:span text:style-name="T1">Ext.define</text:span><text:span text:style-name="T2"> and you will get those defined for you.</text:span></text:p>
              </text:list-item>
              <text:list-item>
                <text:p><text:span text:style-name="T2">You will also get a change to intervene in setting the value by overriding the appropriate method which can perform work on this and even modify the value that will ultimately be applied.</text:span></text:p>
              </text:list-item>
              <text:list-item>
                <text:p><text:span text:style-name="T2">You will be able to configure all </text:span><text:span text:style-name="T1">config </text:span><text:span text:style-name="T2">items directly from the constructor.</text:span><text:span text:style-name="T2"> </text:span></text:p>
              </text:list-item>
              <text:list-item>
                <text:p><text:span text:style-name="T2">See example (</text:span><text:span text:style-name="T1">define_config.html</text:span><text:span text:style-name="T2">).</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If your ExtJs class needs other classes to do it's bit and these classes are inside the same file (say just above the class that you are defining) then you need these classes to be dynamically loaded (using AJAX).</text:p>
              </text:list-item>
              <text:list-item>
                <text:p>You tell ExtJs this using the <text:span text:style-name="T1">requires </text:span><text:span text:style-name="T2">attribute where you list all the classes that you depend on – both parents, mixins, overrides and used classes.</text:span></text:p>
              </text:list-item>
              <text:list-item>
                <text:p><text:span text:style-name="T2">Note that </text:span><text:span text:style-name="T1">Ext.Loader.setConfig </text:span><text:span text:style-name="T2">Must be configured for dynamic loading or this will not work.</text:span></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You should use this requires feature whenever <text:s/>you want to write multiple classes and you want to store each class in it's own file (this is a recommended practice).</text:span></text:p>
              </text:list-item>
              <text:list-item>
                <text:p><text:span text:style-name="T2">In this case you may need to configure the loader to find the classes in other folders.</text:span></text:p>
              </text:list-item>
              <text:list-item>
                <text:p><text:span text:style-name="T2">See example (</text:span><text:span text:style-name="T1">define_requires.html</text:span><text:span text:style-name="T2">).</text:span></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In development time the performance of </text:span><text:span text:style-name="T1">requires </text:span><text:span text:style-name="T2">because it will actually fetch the classes each time.</text:span></text:p>
              </text:list-item>
              <text:list-item>
                <text:p><text:span text:style-name="T2">This is usually not an issue for developers since they have a high bandwidth to their development servers.</text:span></text:p>
              </text:list-item>
              <text:list-item>
                <text:p><text:span text:style-name="T2">For production ExtJs provider a special wrapping tool that will wrap all of your classes into one compressed file and will mitigate all of those AJAX calls. You can even add your classes to the ExtJs classes so they will be loaded together.</text:span></text:p>
              </text:list-item>
              <text:list-item>
                <text:p><text:span text:style-name="T2">In that case all of those </text:span><text:span text:style-name="T1">.require </text:span><text:span text:style-name="T2">calls will do nothing.</text:span></text:p>
              </text:list-item>
              <text:list-item>
                <text:p><text:span text:style-name="T2">Bottom line: don't worry about the performance. Write the code the way it should be written.</text:span></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6:43:40</meta:creation-date>
    <meta:editing-duration>PT1H21M5S</meta:editing-duration>
    <meta:editing-cycles>28</meta:editing-cycles>
    <dc:date>2012-05-16T08:44:25</dc:date>
    <meta:generator>LibreOffice/3.5$Linux_x86 LibreOffice_project/350m1$Build-2</meta:generator>
    <meta:document-statistic meta:object-count="100"/>
  </office:meta>
</office:document-meta>
</file>